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fo:orphans="2" fo:widows="2" fo:text-indent="0in" style:auto-text-indent="false"/>
      <style:text-properties fo:font-variant="normal" fo:text-transform="none" fo:color="#333333" style:font-name="apple-system" fo:font-size="12pt" fo:letter-spacing="normal" fo:font-style="normal" fo:font-weight="normal"/>
    </style:style>
    <style:style style:name="P2" style:family="paragraph" style:parent-style-name="Text_20_body" style:list-style-name="L1">
      <style:paragraph-properties fo:margin-left="0in" fo:margin-right="0in" fo:margin-top="0in" fo:margin-bottom="0in" fo:orphans="2" fo:widows="2" fo:text-indent="0in" style:auto-text-indent="false" fo:padding="0in" fo:border="none"/>
    </style:style>
    <style:style style:name="P3"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4"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5" style:family="paragraph" style:parent-style-name="Text_20_body" style:list-style-name="L4">
      <style:paragraph-properties fo:margin-left="0in" fo:margin-right="0in" fo:margin-top="0in" fo:margin-bottom="0in" fo:orphans="2" fo:widows="2" fo:text-indent="0in" style:auto-text-indent="false" fo:padding="0in" fo:border="none"/>
    </style:style>
    <style:style style:name="P6" style:family="paragraph" style:parent-style-name="Text_20_body" style:list-style-name="L5">
      <style:paragraph-properties fo:margin-left="0in" fo:margin-right="0in" fo:margin-top="0in" fo:margin-bottom="0in" fo:orphans="2" fo:widows="2" fo:text-indent="0in" style:auto-text-indent="false" fo:padding="0in" fo:border="none"/>
    </style:style>
    <style:style style:name="P7" style:family="paragraph" style:parent-style-name="Text_20_body" style:list-style-name="L6">
      <style:paragraph-properties fo:margin-left="0in" fo:margin-right="0in" fo:margin-top="0in" fo:margin-bottom="0in" fo:orphans="2" fo:widows="2" fo:text-indent="0in" style:auto-text-indent="false" fo:padding="0in" fo:border="none"/>
    </style:style>
    <style:style style:name="P8" style:family="paragraph" style:parent-style-name="Text_20_body" style:list-style-name="L7">
      <style:paragraph-properties fo:margin-left="0in" fo:margin-right="0in" fo:margin-top="0in" fo:margin-bottom="0in" fo:orphans="2" fo:widows="2" fo:text-indent="0in" style:auto-text-indent="false" fo:padding="0in" fo:border="none"/>
    </style:style>
    <style:style style:name="P9" style:family="paragraph" style:parent-style-name="Text_20_body" style:list-style-name="L1">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0" style:family="paragraph" style:parent-style-name="Text_20_body" style:list-style-name="L2">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1" style:family="paragraph" style:parent-style-name="Text_20_body" style:list-style-name="L3">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2" style:family="paragraph" style:parent-style-name="Text_20_body" style:list-style-name="L4">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3" style:family="paragraph" style:parent-style-name="Text_20_body" style:list-style-name="L1">
      <style:paragraph-properties fo:margin-top="0.1665in" fo:margin-bottom="0.1665in" fo:orphans="2" fo:widows="2"/>
    </style:style>
    <style:style style:name="P14" style:family="paragraph" style:parent-style-name="Text_20_body" style:list-style-name="L2">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15" style:family="paragraph" style:parent-style-name="Text_20_body" style:list-style-name="L6">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16" style:family="paragraph" style:parent-style-name="Text_20_body" style:list-style-name="L3">
      <style:paragraph-properties fo:margin-top="0in" fo:margin-bottom="0in" fo:orphans="2" fo:widows="2"/>
    </style:style>
    <style:style style:name="P17"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333333" style:font-name="apple-system" fo:letter-spacing="normal" fo:font-style="normal" fo:font-weight="bold"/>
    </style:style>
    <style:style style:name="P18" style:family="paragraph" style:parent-style-name="Heading_20_1">
      <style:text-properties fo:font-variant="normal" fo:text-transform="none" fo:color="#333333" style:font-name="apple-system" fo:font-size="14pt" fo:letter-spacing="normal" fo:font-style="normal" fo:font-weight="bold" style:font-size-asian="14pt" style:font-size-complex="14pt"/>
    </style:style>
    <style:style style:name="P19" style:family="paragraph" style:parent-style-name="Preformatted_20_Text">
      <style:paragraph-properties fo:margin-left="0in" fo:margin-right="0in" fo:margin-top="0in" fo:margin-bottom="0in" fo:line-height="145%" fo:orphans="2" fo:widows="2" fo:text-indent="0in" style:auto-text-indent="false" fo:background-color="#f7f7f7" fo:padding="0in" fo:border="none">
        <style:background-image/>
      </style:paragraph-properties>
    </style:style>
    <style:style style:name="P20" style:family="paragraph" style:parent-style-name="Preformatted_20_Text">
      <style:paragraph-properties fo:margin-top="0in" fo:margin-bottom="0in" fo:line-height="145%" fo:orphans="2" fo:widows="2" fo:background-color="#f7f7f7" fo:padding="0in" fo:border="none">
        <style:background-image/>
      </style:paragraph-properties>
    </style:style>
    <style:style style:name="P21"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eeeee"/>
      <style:text-properties fo:font-variant="normal" fo:text-transform="none" fo:color="#333333" style:font-name="apple-system" fo:letter-spacing="normal" fo:font-style="normal" fo:font-weight="bold"/>
    </style:style>
    <style:style style:name="P22"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333333" style:font-name="apple-system" fo:font-size="12pt" fo:letter-spacing="normal" fo:font-style="normal" fo:font-weight="bold"/>
    </style:style>
    <style:style style:name="T1" style:family="text">
      <style:text-properties fo:font-variant="normal" fo:text-transform="none" fo:color="#333333" style:font-name="apple-system" fo:font-size="12pt" fo:letter-spacing="normal" fo:font-style="normal" fo:font-weight="normal"/>
    </style:style>
    <style:style style:name="T2" style:family="text">
      <style:text-properties fo:font-variant="normal" fo:text-transform="none" fo:color="#333333" style:font-name="apple-system" fo:font-size="12pt" fo:letter-spacing="normal" fo:font-style="normal" fo:font-weight="bold"/>
    </style:style>
    <style:style style:name="T3" style:family="text">
      <style:text-properties fo:font-variant="normal" fo:text-transform="none" fo:color="#333333" style:font-name="Consolas" fo:font-size="9.75pt" fo:letter-spacing="normal" fo:font-style="normal" fo:font-weight="normal"/>
    </style:style>
    <style:style style:name="T4" style:family="text">
      <style:text-properties fo:font-variant="normal" fo:text-transform="none" fo:color="#333333" style:font-name="Consolas" fo:font-size="9.75pt" fo:letter-spacing="normal" fo:font-style="normal" fo:font-weight="normal" fo:background-color="transparent"/>
    </style:style>
    <style:style style:name="T5" style:family="text">
      <style:text-properties fo:font-variant="normal" fo:text-transform="none" fo:color="#333333" fo:letter-spacing="normal" fo:background-color="transparent"/>
    </style:style>
    <style:style style:name="T6" style:family="text">
      <style:text-properties fo:font-variant="normal" fo:text-transform="none" fo:color="#4078c0" style:text-line-through-style="none" style:font-name="apple-system" fo:font-size="12pt" fo:letter-spacing="normal"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Week of 14 Homework Node Express Handlebars</text:h>
      <text:h text:style-name="P17" text:outline-level="3"><text:bookmark text:name="user-content-overview"/>Overview</text:h>
      <text:p text:style-name="P1">In this assignment, you'll create a burger logger with MySQL, Node, Express, Handlebars and a homemade ORM (yum!). Be sure to follow the MVC design pattern; use Node and MySQL to query and route data in your app, and Handlebars to generate your HTML.</text:p>
      <text:h text:style-name="P17" text:outline-level="3"><text:bookmark text:name="user-content-remember"/>Remember</text:h>
      <text:p text:style-name="P1">You will be fully capable of doing this homework by the end of Saturday's class.</text:p>
      <text:h text:style-name="P17" text:outline-level="3"><text:bookmark text:name="user-content-before-you-begin"/>Before You Begin</text:h>
      <text:list xml:id="list3465899936937639163" text:style-name="L1">
        <text:list-item>
          <text:p text:style-name="P9">Eat-Da-Burger! is a restaurant app that lets users input the names of burgers they'd like to eat.</text:p>
        </text:list-item>
        <text:list-item>
          <text:p text:style-name="P9">Whenever a user submits a burger's name, your app will display the burger on the left side of the page -- waiting to be devoured.</text:p>
        </text:list-item>
        <text:list-item>
          <text:p text:style-name="P2"><text:span text:style-name="T1">Each burger in the waiting area also has a </text:span><text:span text:style-name="Source_20_Text"><text:span text:style-name="T3">Devour it!</text:span></text:span><text:span text:style-name="T1"> button. When the user clicks it, the burger will move to the right side of the page.</text:span></text:p>
        </text:list-item>
        <text:list-item>
          <text:p text:style-name="P9">Your app will store every burger in a database, whether devoured or not.</text:p>
        </text:list-item>
        <text:list-item>
          <text:p text:style-name="P13"><text:a xlink:type="simple" xlink:href="https://github.com/the-Coding-Boot-Camp-at-UT/10-16-Austin-Class-Content/blob/master/homework-assignments/week-14-burger/burger_demo.mp4" text:style-name="Internet_20_link" text:visited-style-name="Visited_20_Internet_20_Link"><text:span text:style-name="T6">Check out this video of the app for a run-through of how it works</text:span></text:a><text:span text:style-name="T1">.</text:span></text:p>
        </text:list-item>
      </text:list>
      <text:h text:style-name="P21" text:outline-level="2"><text:bookmark text:name="user-content-instructions"/>Instructions</text:h>
      <text:h text:style-name="P22" text:outline-level="4"><text:bookmark text:name="user-content-app-setup"/>App Setup</text:h>
      <text:list xml:id="list6271029237268870464" text:style-name="L2">
        <text:list-item>
          <text:p text:style-name="P3"><text:span text:style-name="T1">Create a GitHub repo called </text:span><text:span text:style-name="Source_20_Text"><text:span text:style-name="T3">burger</text:span></text:span><text:span text:style-name="T1"> and clone it to your computer.</text:span></text:p>
        </text:list-item>
        <text:list-item>
          <text:p text:style-name="P3"><text:span text:style-name="T1">Make a package.json file by running </text:span><text:span text:style-name="Source_20_Text"><text:span text:style-name="T3">npm init</text:span></text:span><text:span text:style-name="T1"> from the command line.</text:span></text:p>
        </text:list-item>
        <text:list-item>
          <text:p text:style-name="P3"><text:span text:style-name="T1">Install the Express npm package: </text:span><text:span text:style-name="Source_20_Text"><text:span text:style-name="T3">npm install express --save</text:span></text:span><text:span text:style-name="T1">.</text:span></text:p>
        </text:list-item>
        <text:list-item>
          <text:p text:style-name="P10">Create a server.js file.</text:p>
        </text:list-item>
        <text:list-item>
          <text:p text:style-name="P3"><text:span text:style-name="T1">Install the Handlebars npm package: </text:span><text:span text:style-name="Source_20_Text"><text:span text:style-name="T3">npm install express-handlebars --save</text:span></text:span><text:span text:style-name="T1">.</text:span></text:p>
        </text:list-item>
        <text:list-item>
          <text:p text:style-name="P3"><text:soft-page-break/><text:span text:style-name="T1">Install the method-override npm package: </text:span><text:span text:style-name="Source_20_Text"><text:span text:style-name="T3">npm install method-override --save</text:span></text:span><text:span text:style-name="T1">.</text:span></text:p>
        </text:list-item>
        <text:list-item>
          <text:p text:style-name="P3"><text:span text:style-name="T1">Install the body-parser npm package: </text:span><text:span text:style-name="Source_20_Text"><text:span text:style-name="T3">npm install body-parser --save</text:span></text:span><text:span text:style-name="T1">.</text:span></text:p>
        </text:list-item>
        <text:list-item>
          <text:p text:style-name="P3"><text:span text:style-name="T1">Install MySQL npm package: </text:span><text:span text:style-name="Source_20_Text"><text:span text:style-name="T3">npm install mysql --save</text:span></text:span><text:span text:style-name="T1">.</text:span></text:p>
        </text:list-item>
        <text:list-item>
          <text:p text:style-name="P10">Require the following npm packages inside of the server.js file:</text:p>
          <text:list>
            <text:list-item>
              <text:p text:style-name="P14">express</text:p>
            </text:list-item>
            <text:list-item>
              <text:p text:style-name="P14">method-override</text:p>
            </text:list-item>
            <text:list-item>
              <text:p text:style-name="P14">body-parser</text:p>
            </text:list-item>
          </text:list>
        </text:list-item>
      </text:list>
      <text:h text:style-name="P22" text:outline-level="4"><text:bookmark text:name="user-content-db-setup"/>DB Setup:</text:h>
      <text:list xml:id="list6421852891945274318" text:style-name="L3">
        <text:list-item>
          <text:p text:style-name="P4"><text:span text:style-name="T1">Inside your </text:span><text:span text:style-name="Source_20_Text"><text:span text:style-name="T3">burger</text:span></text:span><text:span text:style-name="T1"> directory, create a folder named </text:span><text:span text:style-name="Source_20_Text"><text:span text:style-name="T3">db</text:span></text:span><text:span text:style-name="T1">.</text:span></text:p>
        </text:list-item>
        <text:list-item>
          <text:p text:style-name="P4"><text:span text:style-name="T1">In the </text:span><text:span text:style-name="Source_20_Text"><text:span text:style-name="T3">db</text:span></text:span><text:span text:style-name="T1"> folder, create a file named </text:span><text:span text:style-name="Source_20_Text"><text:span text:style-name="T3">schema.sql</text:span></text:span><text:span text:style-name="T1">. Write SQL queries this file that do the following:</text:span></text:p>
          <text:list>
            <text:list-item>
              <text:p text:style-name="P4"><text:span text:style-name="T1">Create the </text:span><text:span text:style-name="Source_20_Text"><text:span text:style-name="T3">burgers_db</text:span></text:span><text:span text:style-name="T1">.</text:span></text:p>
            </text:list-item>
            <text:list-item>
              <text:p text:style-name="P4"><text:span text:style-name="T1">Switch to or use the </text:span><text:span text:style-name="Source_20_Text"><text:span text:style-name="T3">burgers_db</text:span></text:span><text:span text:style-name="T1">.</text:span></text:p>
            </text:list-item>
            <text:list-item>
              <text:p text:style-name="P4"><text:span text:style-name="T1">Create a </text:span><text:span text:style-name="Source_20_Text"><text:span text:style-name="T3">burgers</text:span></text:span><text:span text:style-name="T1"> table with these fields:</text:span></text:p>
              <text:list>
                <text:list-item>
                  <text:p text:style-name="P16"><text:span text:style-name="Strong_20_Emphasis"><text:span text:style-name="T2">id</text:span></text:span><text:span text:style-name="T1">: an auto incrementing int that serves as the primary key.</text:span></text:p>
                </text:list-item>
                <text:list-item>
                  <text:p text:style-name="P16"><text:span text:style-name="Strong_20_Emphasis"><text:span text:style-name="T2">burger_name</text:span></text:span><text:span text:style-name="T1">: a string.</text:span></text:p>
                </text:list-item>
                <text:list-item>
                  <text:p text:style-name="P16"><text:span text:style-name="Strong_20_Emphasis"><text:span text:style-name="T2">devoured</text:span></text:span><text:span text:style-name="T1">: a boolean.</text:span></text:p>
                </text:list-item>
                <text:list-item>
                  <text:p text:style-name="P16"><text:span text:style-name="Strong_20_Emphasis"><text:span text:style-name="T2">date</text:span></text:span><text:span text:style-name="T1">: a TIMESTAMP.</text:span></text:p>
                </text:list-item>
              </text:list>
            </text:list-item>
          </text:list>
        </text:list-item>
        <text:list-item>
          <text:p text:style-name="P4"><text:span text:style-name="T1">Still in the </text:span><text:span text:style-name="Source_20_Text"><text:span text:style-name="T3">db</text:span></text:span><text:span text:style-name="T1"> folder, create a </text:span><text:span text:style-name="Source_20_Text"><text:span text:style-name="T3">seeds.sql</text:span></text:span><text:span text:style-name="T1"> file. In this file, write insert queries to populate the </text:span><text:span text:style-name="Source_20_Text"><text:span text:style-name="T3">burgers</text:span></text:span><text:span text:style-name="T1"> table with at least three entries.</text:span></text:p>
        </text:list-item>
        <text:list-item>
          <text:p text:style-name="P4"><text:span text:style-name="T1">Run the </text:span><text:span text:style-name="Source_20_Text"><text:span text:style-name="T3">schema.sql</text:span></text:span><text:span text:style-name="T1"> and </text:span><text:span text:style-name="Source_20_Text"><text:span text:style-name="T3">seeds.sql</text:span></text:span><text:span text:style-name="T1"> files into the mysql server from the command line</text:span></text:p>
        </text:list-item>
        <text:list-item>
          <text:p text:style-name="P11">Now you're going to run these SQL files.</text:p>
          <text:list>
            <text:list-item>
              <text:p text:style-name="P4"><text:span text:style-name="T1">Make sure you're in the </text:span><text:span text:style-name="Source_20_Text"><text:span text:style-name="T3">db</text:span></text:span><text:span text:style-name="T1"> folder of your app.</text:span></text:p>
            </text:list-item>
            <text:list-item>
              <text:p text:style-name="P4"><text:span text:style-name="T1">Start MySQL command line tool and login: </text:span><text:span text:style-name="Source_20_Text"><text:span text:style-name="T3">mysql -u root -p</text:span></text:span><text:span text:style-name="T1">.</text:span></text:p>
            </text:list-item>
            <text:list-item>
              <text:p text:style-name="P4"><text:span text:style-name="T1">With the </text:span><text:span text:style-name="Source_20_Text"><text:span text:style-name="T3">mysql&gt;</text:span></text:span><text:span text:style-name="T1"> command line tool running, enter the command </text:span><text:span text:style-name="Source_20_Text"><text:span text:style-name="T3">source schema.sql</text:span></text:span><text:span text:style-name="T1">. This will run your schema file and all of the queries in it -- in other words, you'll be creating your database.</text:span></text:p>
            </text:list-item>
            <text:list-item>
              <text:p text:style-name="P4"><text:span text:style-name="T1">Now insert the entries you defined in </text:span><text:span text:style-name="Source_20_Text"><text:span text:style-name="T3">seeds.sql</text:span></text:span><text:span text:style-name="T1"> by running the file: </text:span><text:span text:style-name="Source_20_Text"><text:span text:style-name="T3">source seeds.sql</text:span></text:span><text:span text:style-name="T1">.</text:span></text:p>
            </text:list-item>
          </text:list>
          <text:p text:style-name="P4"><text:span text:style-name="T1">* Close out of the MySQL command line tool: </text:span><text:span text:style-name="Source_20_Text"><text:span text:style-name="T3">exit</text:span></text:span><text:span text:style-name="T1">.</text:span></text:p>
        </text:list-item>
      </text:list>
      <text:h text:style-name="P22" text:outline-level="4"><text:bookmark text:name="user-content-config-setup"/>Config Setup:</text:h>
      <text:list xml:id="list8309462810667124157" text:style-name="L4">
        <text:list-item>
          <text:p text:style-name="P5"><text:span text:style-name="T1">Inside your </text:span><text:span text:style-name="Source_20_Text"><text:span text:style-name="T3">burger</text:span></text:span><text:span text:style-name="T1"> directory, create a folder named </text:span><text:span text:style-name="Source_20_Text"><text:span text:style-name="T3">config</text:span></text:span><text:span text:style-name="T1">.</text:span></text:p>
        </text:list-item>
        <text:list-item>
          <text:p text:style-name="P5"><text:span text:style-name="T1">Create a </text:span><text:span text:style-name="Source_20_Text"><text:span text:style-name="T3">connection.js</text:span></text:span><text:span text:style-name="T1"> file inside </text:span><text:span text:style-name="Source_20_Text"><text:span text:style-name="T3">config</text:span></text:span><text:span text:style-name="T1"> directory.</text:span></text:p>
          <text:list>
            <text:list-item>
              <text:p text:style-name="P5"><text:span text:style-name="T1">Inside the </text:span><text:span text:style-name="Source_20_Text"><text:span text:style-name="T3">connection.js</text:span></text:span><text:span text:style-name="T1"> file, setup the code to connect Node to MySQL.</text:span></text:p>
            </text:list-item>
            <text:list-item>
              <text:p text:style-name="P12">Export the connection.</text:p>
            </text:list-item>
          </text:list>
        </text:list-item>
        <text:list-item>
          <text:p text:style-name="P5"><text:soft-page-break/><text:span text:style-name="T1">Create an </text:span><text:span text:style-name="Source_20_Text"><text:span text:style-name="T3">orm.js</text:span></text:span><text:span text:style-name="T1"> file inside </text:span><text:span text:style-name="Source_20_Text"><text:span text:style-name="T3">config</text:span></text:span><text:span text:style-name="T1"> directory.</text:span></text:p>
          <text:list>
            <text:list-item>
              <text:p text:style-name="P5"><text:span text:style-name="T1">Import (require) </text:span><text:span text:style-name="Source_20_Text"><text:span text:style-name="T3">connection.js</text:span></text:span><text:span text:style-name="T1"> into </text:span><text:span text:style-name="Source_20_Text"><text:span text:style-name="T3">orm.js</text:span></text:span></text:p>
            </text:list-item>
            <text:list-item>
              <text:p text:style-name="P5"><text:span text:style-name="T1">In the </text:span><text:span text:style-name="Source_20_Text"><text:span text:style-name="T3">orm.js</text:span></text:span><text:span text:style-name="T1"> file, create the methods that will execute the necessary MySQL commands in the controllers. These are the methods you will need to use in order to retrieve and store data in your database.</text:span></text:p>
              <text:list>
                <text:list-item>
                  <text:p text:style-name="P5"><text:span text:style-name="Source_20_Text"><text:span text:style-name="T3">selectAll()</text:span></text:span></text:p>
                </text:list-item>
                <text:list-item>
                  <text:p text:style-name="P5"><text:span text:style-name="Source_20_Text"><text:span text:style-name="T3">insertOne()</text:span></text:span></text:p>
                </text:list-item>
                <text:list-item>
                  <text:p text:style-name="P5"><text:span text:style-name="Source_20_Text"><text:span text:style-name="T3">updateOne()</text:span></text:span></text:p>
                </text:list-item>
              </text:list>
            </text:list-item>
            <text:list-item>
              <text:p text:style-name="P5"><text:span text:style-name="T1">Export the ORM object in </text:span><text:span text:style-name="Source_20_Text"><text:span text:style-name="T3">module.exports</text:span></text:span><text:span text:style-name="T1">.</text:span></text:p>
            </text:list-item>
          </text:list>
        </text:list-item>
      </text:list>
      <text:h text:style-name="P22" text:outline-level="4"><text:bookmark text:name="user-content-model-setup"/>Model setup:</text:h>
      <text:list xml:id="list945361031853066759" text:style-name="L5">
        <text:list-item>
          <text:p text:style-name="P6"><text:span text:style-name="T1">Inside your </text:span><text:span text:style-name="Source_20_Text"><text:span text:style-name="T3">burger</text:span></text:span><text:span text:style-name="T1"> directory, create a folder named </text:span><text:span text:style-name="Source_20_Text"><text:span text:style-name="T3">models</text:span></text:span><text:span text:style-name="T1">.</text:span></text:p>
          <text:list>
            <text:list-item>
              <text:p text:style-name="P6"><text:span text:style-name="T1">In </text:span><text:span text:style-name="Source_20_Text"><text:span text:style-name="T3">models</text:span></text:span><text:span text:style-name="T1">, make a </text:span><text:span text:style-name="Source_20_Text"><text:span text:style-name="T3">burger.js</text:span></text:span><text:span text:style-name="T1"> file.</text:span></text:p>
              <text:list>
                <text:list-item>
                  <text:p text:style-name="P6"><text:span text:style-name="T1">Inside </text:span><text:span text:style-name="Source_20_Text"><text:span text:style-name="T3">burger.js</text:span></text:span><text:span text:style-name="T1">, import </text:span><text:span text:style-name="Source_20_Text"><text:span text:style-name="T3">orm.js</text:span></text:span><text:span text:style-name="T1"> into </text:span><text:span text:style-name="Source_20_Text"><text:span text:style-name="T3">burger.js</text:span></text:span></text:p>
                </text:list-item>
                <text:list-item>
                  <text:p text:style-name="P6"><text:span text:style-name="T1">Also inside </text:span><text:span text:style-name="Source_20_Text"><text:span text:style-name="T3">burger.js</text:span></text:span><text:span text:style-name="T1">, create the code that will call the ORM functions using burger specific input for the ORM.</text:span></text:p>
                </text:list-item>
                <text:list-item>
                  <text:p text:style-name="P6"><text:span text:style-name="T1">Export at the end of the </text:span><text:span text:style-name="Source_20_Text"><text:span text:style-name="T3">burger.js</text:span></text:span><text:span text:style-name="T1"> file.</text:span></text:p>
                </text:list-item>
              </text:list>
            </text:list-item>
          </text:list>
        </text:list-item>
      </text:list>
      <text:h text:style-name="P22" text:outline-level="4"><text:bookmark text:name="user-content-controller-setup"/>Controller setup:</text:h>
      <text:list xml:id="list786172221622439310" text:style-name="L6">
        <text:list-item>
          <text:p text:style-name="P7"><text:span text:style-name="T1">Inside your </text:span><text:span text:style-name="Source_20_Text"><text:span text:style-name="T3">burger</text:span></text:span><text:span text:style-name="T1"> directory, create a folder named </text:span><text:span text:style-name="Source_20_Text"><text:span text:style-name="T3">controllers</text:span></text:span><text:span text:style-name="T1">.</text:span></text:p>
        </text:list-item>
        <text:list-item>
          <text:p text:style-name="P7"><text:span text:style-name="T1">In </text:span><text:span text:style-name="Source_20_Text"><text:span text:style-name="T3">controllers</text:span></text:span><text:span text:style-name="T1">, create the </text:span><text:span text:style-name="Source_20_Text"><text:span text:style-name="T3">burgers_controller.js</text:span></text:span><text:span text:style-name="T1"> file.</text:span></text:p>
        </text:list-item>
        <text:list-item>
          <text:p text:style-name="P7"><text:span text:style-name="T1">Inside the </text:span><text:span text:style-name="Source_20_Text"><text:span text:style-name="T3">burgers_controller.js</text:span></text:span><text:span text:style-name="T1"> file, import the following:</text:span></text:p>
          <text:list>
            <text:list-item>
              <text:p text:style-name="P15">Express</text:p>
            </text:list-item>
            <text:list-item>
              <text:p text:style-name="P7"><text:span text:style-name="Source_20_Text"><text:span text:style-name="T3">burger.js</text:span></text:span></text:p>
            </text:list-item>
          </text:list>
        </text:list-item>
        <text:list-item>
          <text:p text:style-name="P7"><text:span text:style-name="T1">Create the </text:span><text:span text:style-name="Source_20_Text"><text:span text:style-name="T3">router</text:span></text:span><text:span text:style-name="T1"> for the app, and export the </text:span><text:span text:style-name="Source_20_Text"><text:span text:style-name="T3">router</text:span></text:span><text:span text:style-name="T1"> at the end of your file.</text:span></text:p>
        </text:list-item>
      </text:list>
      <text:h text:style-name="P22" text:outline-level="4"><text:bookmark text:name="user-content-view-setup"/>View setup:</text:h>
      <text:list xml:id="list1748824871717478437" text:style-name="L7">
        <text:list-item>
          <text:p text:style-name="P8"><text:span text:style-name="T1">Inside your </text:span><text:span text:style-name="Source_20_Text"><text:span text:style-name="T3">burger</text:span></text:span><text:span text:style-name="T1"> directory, create a folder named </text:span><text:span text:style-name="Source_20_Text"><text:span text:style-name="T3">views</text:span></text:span><text:span text:style-name="T1">.</text:span></text:p>
          <text:list>
            <text:list-item>
              <text:p text:style-name="P8"><text:span text:style-name="T1">Create the </text:span><text:span text:style-name="Source_20_Text"><text:span text:style-name="T3">index.handlebars</text:span></text:span><text:span text:style-name="T1"> file inside </text:span><text:span text:style-name="Source_20_Text"><text:span text:style-name="T3">views</text:span></text:span><text:span text:style-name="T1"> directory.</text:span></text:p>
            </text:list-item>
            <text:list-item>
              <text:p text:style-name="P8"><text:span text:style-name="T1">Create the </text:span><text:span text:style-name="Source_20_Text"><text:span text:style-name="T3">layouts</text:span></text:span><text:span text:style-name="T1"> directory inside </text:span><text:span text:style-name="Source_20_Text"><text:span text:style-name="T3">views</text:span></text:span><text:span text:style-name="T1"> directory.</text:span></text:p>
              <text:list>
                <text:list-item>
                  <text:p text:style-name="P8"><text:span text:style-name="T1">Create the </text:span><text:span text:style-name="Source_20_Text"><text:span text:style-name="T3">main.handlebars</text:span></text:span><text:span text:style-name="T1"> file inside </text:span><text:span text:style-name="Source_20_Text"><text:span text:style-name="T3">layouts</text:span></text:span><text:span text:style-name="T1"> directory.</text:span></text:p>
                </text:list-item>
                <text:list-item>
                  <text:p text:style-name="P8"><text:span text:style-name="T1">Setup the </text:span><text:span text:style-name="Source_20_Text"><text:span text:style-name="T3">main.handlebars</text:span></text:span><text:span text:style-name="T1"> file so it's able to be used by Handlebars.</text:span></text:p>
                </text:list-item>
                <text:list-item>
                  <text:p text:style-name="P8"><text:span text:style-name="T1">Setup the </text:span><text:span text:style-name="Source_20_Text"><text:span text:style-name="T3">index.handlebars</text:span></text:span><text:span text:style-name="T1"> to have the template that Handlebars can render onto.</text:span></text:p>
                </text:list-item>
                <text:list-item>
                  <text:p text:style-name="P8"><text:span text:style-name="T1">Create a button in </text:span><text:span text:style-name="Source_20_Text"><text:span text:style-name="T3">index.handlebars</text:span></text:span><text:span text:style-name="T1"> that will submit the user input into the database.</text:span></text:p>
                </text:list-item>
              </text:list>
            </text:list-item>
          </text:list>
        </text:list-item>
      </text:list>
      <text:h text:style-name="P22" text:outline-level="4"><text:bookmark text:name="user-content-directory-structure"/>Directory structure:</text:h>
      <text:p text:style-name="P1">All the recommended files and directories from the steps above should look like the following structure:</text:p>
      <text:p text:style-name="P19"><text:soft-page-break/><text:span text:style-name="Source_20_Text"><text:span text:style-name="T4">.</text:span></text:span></text:p>
      <text:p text:style-name="P20"><text:span text:style-name="Source_20_Text"><text:span text:style-name="T5">├── </text:span></text:span><text:span text:style-name="Source_20_Text"><text:span text:style-name="T4">config</text:span></text:span></text:p>
      <text:p text:style-name="P20"><text:span text:style-name="Source_20_Text"><text:span text:style-name="T5">│   ├── </text:span></text:span><text:span text:style-name="Source_20_Text"><text:span text:style-name="T4">connection.js</text:span></text:span></text:p>
      <text:p text:style-name="P20"><text:span text:style-name="Source_20_Text"><text:span text:style-name="T5">│   └── </text:span></text:span><text:span text:style-name="Source_20_Text"><text:span text:style-name="T4">orm.js</text:span></text:span></text:p>
      <text:p text:style-name="P20"><text:span text:style-name="Source_20_Text"><text:span text:style-name="T5">│ </text:span></text:span></text:p>
      <text:p text:style-name="P20"><text:span text:style-name="Source_20_Text"><text:span text:style-name="T5">├── </text:span></text:span><text:span text:style-name="Source_20_Text"><text:span text:style-name="T4">controllers</text:span></text:span></text:p>
      <text:p text:style-name="P20"><text:span text:style-name="Source_20_Text"><text:span text:style-name="T5">│   └── </text:span></text:span><text:span text:style-name="Source_20_Text"><text:span text:style-name="T4">burgers_controller.js</text:span></text:span></text:p>
      <text:p text:style-name="P20"><text:span text:style-name="Source_20_Text"><text:span text:style-name="T5">│</text:span></text:span></text:p>
      <text:p text:style-name="P20"><text:span text:style-name="Source_20_Text"><text:span text:style-name="T5">├── </text:span></text:span><text:span text:style-name="Source_20_Text"><text:span text:style-name="T4">db</text:span></text:span></text:p>
      <text:p text:style-name="P20"><text:span text:style-name="Source_20_Text"><text:span text:style-name="T5">│   ├── </text:span></text:span><text:span text:style-name="Source_20_Text"><text:span text:style-name="T4">schema.sql</text:span></text:span></text:p>
      <text:p text:style-name="P20"><text:span text:style-name="Source_20_Text"><text:span text:style-name="T5">│   └── </text:span></text:span><text:span text:style-name="Source_20_Text"><text:span text:style-name="T4">seeds.sql</text:span></text:span></text:p>
      <text:p text:style-name="P20"><text:span text:style-name="Source_20_Text"><text:span text:style-name="T5">│</text:span></text:span></text:p>
      <text:p text:style-name="P20"><text:span text:style-name="Source_20_Text"><text:span text:style-name="T5">├── </text:span></text:span><text:span text:style-name="Source_20_Text"><text:span text:style-name="T4">models</text:span></text:span></text:p>
      <text:p text:style-name="P20"><text:span text:style-name="Source_20_Text"><text:span text:style-name="T5">│   └── </text:span></text:span><text:span text:style-name="Source_20_Text"><text:span text:style-name="T4">burger.js</text:span></text:span></text:p>
      <text:p text:style-name="P20"><text:span text:style-name="Source_20_Text"><text:span text:style-name="T5">│ </text:span></text:span></text:p>
      <text:p text:style-name="P20"><text:span text:style-name="Source_20_Text"><text:span text:style-name="T5">├── </text:span></text:span><text:span text:style-name="Source_20_Text"><text:span text:style-name="T4">node_modules</text:span></text:span></text:p>
      <text:p text:style-name="P20"><text:span text:style-name="Source_20_Text"><text:span text:style-name="T5">│ </text:span></text:span></text:p>
      <text:p text:style-name="P20"><text:span text:style-name="Source_20_Text"><text:span text:style-name="T5">├── </text:span></text:span><text:span text:style-name="Source_20_Text"><text:span text:style-name="T4">package.json</text:span></text:span></text:p>
      <text:p text:style-name="P20"><text:span text:style-name="Source_20_Text"><text:span text:style-name="T5">│</text:span></text:span></text:p>
      <text:p text:style-name="P20"><text:span text:style-name="Source_20_Text"><text:span text:style-name="T5">├── </text:span></text:span><text:span text:style-name="Source_20_Text"><text:span text:style-name="T4">public</text:span></text:span></text:p>
      <text:p text:style-name="P20"><text:span text:style-name="Source_20_Text"><text:span text:style-name="T5">│   ├── </text:span></text:span><text:span text:style-name="Source_20_Text"><text:span text:style-name="T4">assets</text:span></text:span></text:p>
      <text:p text:style-name="P20"><text:span text:style-name="Source_20_Text"><text:span text:style-name="T5">│   │   ├── </text:span></text:span><text:span text:style-name="Source_20_Text"><text:span text:style-name="T4">css</text:span></text:span></text:p>
      <text:p text:style-name="P20"><text:span text:style-name="Source_20_Text"><text:span text:style-name="T5">│   │   │   └── </text:span></text:span><text:span text:style-name="Source_20_Text"><text:span text:style-name="T4">burger_style.css</text:span></text:span></text:p>
      <text:p text:style-name="P20"><text:span text:style-name="Source_20_Text"><text:span text:style-name="T5">│   │   └── </text:span></text:span><text:span text:style-name="Source_20_Text"><text:span text:style-name="T4">img</text:span></text:span></text:p>
      <text:p text:style-name="P20"><text:span text:style-name="Source_20_Text"><text:span text:style-name="T5">│   │   <text:s text:c="4"/>└── </text:span></text:span><text:span text:style-name="Source_20_Text"><text:span text:style-name="T4">burger.png</text:span></text:span></text:p>
      <text:p text:style-name="P20"><text:span text:style-name="Source_20_Text"><text:span text:style-name="T5">│   └── </text:span></text:span><text:span text:style-name="Source_20_Text"><text:span text:style-name="T4">test.html</text:span></text:span></text:p>
      <text:p text:style-name="P20"><text:span text:style-name="Source_20_Text"><text:span text:style-name="T5">│</text:span></text:span></text:p>
      <text:p text:style-name="P20"><text:span text:style-name="Source_20_Text"><text:span text:style-name="T5">├── </text:span></text:span><text:span text:style-name="Source_20_Text"><text:span text:style-name="T4">server.js</text:span></text:span></text:p>
      <text:p text:style-name="P20"><text:span text:style-name="Source_20_Text"><text:span text:style-name="T5">│</text:span></text:span></text:p>
      <text:p text:style-name="P20"><text:span text:style-name="Source_20_Text"><text:span text:style-name="T5">└── </text:span></text:span><text:span text:style-name="Source_20_Text"><text:span text:style-name="T4">views</text:span></text:span></text:p>
      <text:p text:style-name="P20"><text:span text:style-name="Source_20_Text"><text:span text:style-name="T5"><text:s text:c="4"/>├── </text:span></text:span><text:span text:style-name="Source_20_Text"><text:span text:style-name="T4">index.handlebars</text:span></text:span></text:p>
      <text:p text:style-name="P20"><text:span text:style-name="Source_20_Text"><text:span text:style-name="T5"><text:s text:c="4"/>└── </text:span></text:span><text:span text:style-name="Source_20_Text"><text:span text:style-name="T4">layouts</text:span></text:span></text:p>
      <text:p text:style-name="P20"><text:span text:style-name="Source_20_Text"><text:span text:style-name="T5"><text:s text:c="8"/>└── </text:span></text:span><text:span text:style-name="Source_20_Text"><text:span text:style-name="T4">main.handlebars</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8S</meta:editing-duration>
    <meta:editing-cycles>3</meta:editing-cycles>
    <meta:generator>OpenOffice/4.1.2$Win32 OpenOffice.org_project/412m3$Build-9782</meta:generator>
    <dc:date>2017-02-12T20:15:24.16</dc:date>
    <meta:document-statistic meta:table-count="0" meta:image-count="0" meta:object-count="0" meta:page-count="4" meta:paragraph-count="111" meta:word-count="858" meta:character-count="4850"/>
    <dc:creator>First Last</dc:creator>
    <meta:user-defined meta:name="Info 1"/>
    <meta:user-defined meta:name="Info 2"/>
    <meta:user-defined meta:name="Info 3"/>
    <meta:user-defined meta:name="Info 4"/>
  </office:meta>
</office:document-meta>
</file>